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Mangal" svg:font-family="Mangal" style:font-family-generic="swiss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/>
    <style:font-face style:name="Symbol1" svg:font-family="Symbol" style:font-family-generic="roman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fo:margin-top="0in" fo:margin-bottom="0in" style:contextual-spacing="false" style:line-height-at-least="0.0693in" fo:text-align="center" style:justify-single-word="false" style:page-number="auto" fo:padding-left="0in" fo:padding-right="0in" fo:padding-top="0in" fo:padding-bottom="0.0138in" fo:border-left="none" fo:border-right="none" fo:border-top="none" fo:border-bottom="0.51pt solid #00000a"/>
      <style:text-properties fo:color="#000000" loext:opacity="100%" style:font-name="Calibri Light" fo:font-size="26pt" style:font-size-asian="26pt" style:font-name-complex="Calibri Light1" style:font-size-complex="28pt"/>
    </style:style>
    <style:style style:name="P2" style:family="paragraph" style:parent-style-name="Text_20_body">
      <style:paragraph-properties fo:margin-top="0in" fo:margin-bottom="0in" style:contextual-spacing="false" style:line-height-at-least="0.0693in" fo:text-align="center" style:justify-single-word="false"/>
      <style:text-properties officeooo:rsid="003267ab" officeooo:paragraph-rsid="003267ab"/>
    </style:style>
    <style:style style:name="P3" style:family="paragraph" style:parent-style-name="Text_20_body">
      <style:paragraph-properties fo:margin-top="0in" fo:margin-bottom="0in" style:contextual-spacing="false" style:line-height-at-least="0.0693in" fo:text-align="center" style:justify-single-word="false"/>
      <style:text-properties style:font-name="Calibri Light" fo:font-size="11pt" officeooo:rsid="00436acf" officeooo:paragraph-rsid="00436acf" style:font-size-asian="11pt" style:language-asian="hi" style:country-asian="IN" style:font-name-complex="Calibri Light1" style:font-size-complex="11pt" style:language-complex="hi" style:country-complex="IN"/>
    </style:style>
    <style:style style:name="P4" style:family="paragraph" style:parent-style-name="Text_20_body">
      <style:paragraph-properties fo:margin-top="0in" fo:margin-bottom="0in" style:contextual-spacing="false" style:line-height-at-least="0.0693in" fo:text-align="center" style:justify-single-word="false"/>
    </style:style>
    <style:style style:name="P5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style:text-underline-style="solid" style:text-underline-width="auto" style:text-underline-color="font-color" style:font-size-asian="12pt" style:font-name-complex="Calibri Light1" style:font-size-complex="14pt"/>
    </style:style>
    <style:style style:name="P6" style:family="paragraph" style:parent-style-name="Text_20_body">
      <style:paragraph-properties fo:margin-top="0in" fo:margin-bottom="0in" style:contextual-spacing="false" fo:line-height="95%"/>
      <style:text-properties officeooo:paragraph-rsid="0041ce5f"/>
    </style:style>
    <style:style style:name="P7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style:text-underline-style="none" officeooo:rsid="0041ce5f" officeooo:paragraph-rsid="0041ce5f" style:font-size-asian="10pt" style:font-name-complex="Calibri Light1" style:font-size-complex="14pt"/>
    </style:style>
    <style:style style:name="P8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style:text-underline-style="none" officeooo:rsid="003267ab" officeooo:paragraph-rsid="0041ce5f" style:font-size-asian="10pt" style:font-name-complex="Calibri Light1" style:font-size-complex="14pt"/>
    </style:style>
    <style:style style:name="P9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rsid="0041ce5f" officeooo:paragraph-rsid="0041ce5f"/>
    </style:style>
    <style:style style:name="P10" style:family="paragraph" style:parent-style-name="Text_20_body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41ce5f"/>
    </style:style>
    <style:style style:name="P11" style:family="paragraph" style:parent-style-name="Text_20_body">
      <style:paragraph-properties fo:margin-top="0in" fo:margin-bottom="0in" style:contextual-spacing="false" fo:line-height="95%"/>
      <style:text-properties officeooo:paragraph-rsid="001d4b91"/>
    </style:style>
    <style:style style:name="P12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style:text-underline-style="none" officeooo:rsid="003267ab" officeooo:paragraph-rsid="0040dae1" style:font-size-asian="10pt" style:font-name-complex="Calibri Light1" style:font-size-complex="14pt"/>
    </style:style>
    <style:style style:name="P13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26d6ec"/>
    </style:style>
    <style:style style:name="P14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9pt" fo:font-style="italic" style:text-underline-style="none" officeooo:rsid="0026d6ec" officeooo:paragraph-rsid="0026d6ec" style:font-size-asian="9pt" style:font-style-asian="italic" style:font-name-complex="Calibri Light1" style:font-size-complex="9pt" style:font-style-complex="italic"/>
    </style:style>
    <style:style style:name="P15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2b4856"/>
    </style:style>
    <style:style style:name="P16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1d4b91"/>
    </style:style>
    <style:style style:name="P17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style:text-underline-style="none" officeooo:rsid="00207e27" officeooo:paragraph-rsid="00207e27" style:font-size-asian="10pt" style:font-name-complex="Calibri Light1" style:font-size-complex="14pt"/>
    </style:style>
    <style:style style:name="P18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style:font-size-asian="12pt" style:font-name-complex="Calibri Light1"/>
    </style:style>
    <style:style style:name="P19" style:family="paragraph" style:parent-style-name="Text_20_body">
      <style:paragraph-properties fo:margin-top="0in" fo:margin-bottom="0in" style:contextual-spacing="false" fo:line-height="95%"/>
    </style:style>
    <style:style style:name="P20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fo:font-weight="bold" style:font-size-asian="12pt" style:font-weight-asian="bold" style:font-name-complex="Calibri Light1" style:font-weight-complex="bold"/>
    </style:style>
    <style:style style:name="P21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style:text-underline-style="none" officeooo:rsid="0040dae1" style:font-size-asian="10pt" style:font-name-complex="Calibri Light1" style:font-size-complex="14pt"/>
    </style:style>
    <style:style style:name="P22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rsid="0036cc03" officeooo:paragraph-rsid="0036cc03"/>
    </style:style>
    <style:style style:name="P23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</style:style>
    <style:style style:name="P24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rsid="0040dae1" officeooo:paragraph-rsid="0040dae1"/>
    </style:style>
    <style:style style:name="P25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26a47d"/>
    </style:style>
    <style:style style:name="P26" style:family="paragraph" style:parent-style-name="Text_20_body">
      <style:paragraph-properties fo:margin-top="0in" fo:margin-bottom="0in" style:contextual-spacing="false" fo:line-height="95%"/>
      <style:text-properties officeooo:paragraph-rsid="001d5a93"/>
    </style:style>
    <style:style style:name="P27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fo:font-weight="bold" officeooo:paragraph-rsid="001d5a93" style:font-size-asian="12pt" style:font-weight-asian="bold" style:font-name-complex="Calibri Light1" style:font-weight-complex="bold"/>
    </style:style>
    <style:style style:name="P28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1d5a93"/>
    </style:style>
    <style:style style:name="P29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rsid="001d5a93" officeooo:paragraph-rsid="00285c43" style:font-size-asian="10pt" style:font-name-complex="Calibri Light1"/>
    </style:style>
    <style:style style:name="P30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rsid="0041ce5f" officeooo:paragraph-rsid="0041ce5f" style:font-size-asian="10pt" style:font-name-complex="Calibri Light1"/>
    </style:style>
    <style:style style:name="P31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style:font-size-asian="10pt" style:font-name-complex="Calibri Light1"/>
    </style:style>
    <style:style style:name="P32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fo:font-weight="bold" style:font-size-asian="12pt" style:font-weight-asian="bold" style:font-name-complex="Calibri Light1" style:font-size-complex="14pt" style:font-weight-complex="bold"/>
    </style:style>
    <style:style style:name="P33" style:family="paragraph" style:parent-style-name="Text_20_body">
      <style:paragraph-properties fo:margin-top="0in" fo:margin-bottom="0in" style:contextual-spacing="false" fo:line-height="95%" fo:break-before="page"/>
    </style:style>
    <style:style style:name="P34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rsid="0032b1f6" officeooo:paragraph-rsid="0040dae1" style:font-size-asian="10pt" style:font-name-complex="Calibri Light1"/>
    </style:style>
    <style:style style:name="P35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paragraph-rsid="0032b1f6" style:font-size-asian="10pt" style:font-name-complex="Calibri Light1"/>
    </style:style>
    <style:style style:name="P36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rsid="0040dae1" officeooo:paragraph-rsid="0040dae1" style:font-size-asian="10pt" style:font-name-complex="Calibri Light1"/>
    </style:style>
    <style:style style:name="P37" style:family="paragraph" style:parent-style-name="Text_20_body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style:font-size-asian="10pt" style:font-name-complex="Calibri Light1"/>
    </style:style>
    <style:style style:name="P38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style:font-name="Calibri Light" fo:font-size="10pt" style:font-size-asian="10pt" style:font-name-complex="Calibri Light1"/>
    </style:style>
    <style:style style:name="P39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0pt" style:font-size-asian="10pt" style:font-name-complex="Calibri Light1"/>
    </style:style>
    <style:style style:name="P40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rsid="003abde2" officeooo:paragraph-rsid="003abde2" style:font-size-asian="10pt" style:font-name-complex="Calibri Light1"/>
    </style:style>
    <style:style style:name="P41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4pt" style:text-underline-style="solid" style:text-underline-width="auto" style:text-underline-color="font-color" style:font-size-asian="14pt" style:font-name-complex="Calibri Light1"/>
    </style:style>
    <style:style style:name="P42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fo:font-weight="bold" style:font-size-asian="12pt" style:font-weight-asian="bold" style:font-name-complex="Calibri Light1" style:font-size-complex="13pt" style:font-weight-complex="bold"/>
    </style:style>
    <style:style style:name="P43" style:family="paragraph" style:parent-style-name="Text_20_body" style:list-style-name="WWNum7">
      <style:paragraph-properties fo:margin-top="0in" fo:margin-bottom="0in" style:contextual-spacing="false" fo:line-height="95%"/>
      <style:text-properties fo:color="#000000" loext:opacity="100%" style:font-name="Calibri Light" fo:font-size="10pt" style:font-size-asian="10pt" style:font-name-complex="Calibri Light1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95%" fo:text-indent="0in" style:auto-text-indent="false"/>
      <style:text-properties fo:color="#000000" loext:opacity="100%" style:font-name="Calibri Light" fo:font-size="14pt" style:text-underline-style="solid" style:text-underline-width="auto" style:text-underline-color="font-color" style:font-size-asian="14pt" style:font-name-complex="Calibri Light1"/>
    </style:style>
    <style:style style:name="P45" style:family="paragraph" style:parent-style-name="Text_20_body" style:list-style-name="WWNum2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style:font-name="Calibri Light" fo:font-size="10pt" officeooo:paragraph-rsid="0040dae1" style:font-size-asian="10pt" style:font-name-complex="Calibri Light1"/>
    </style:style>
    <style:style style:name="P46" style:family="paragraph" style:parent-style-name="Text_20_body" style:list-style-name="WWNum2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style:font-name="Calibri Light" fo:font-size="10pt" officeooo:rsid="003e72f3" officeooo:paragraph-rsid="0040dae1" style:font-size-asian="10pt" style:font-name-complex="Calibri Light1"/>
    </style:style>
    <style:style style:name="P47" style:family="paragraph" style:parent-style-name="Standard" style:list-style-name="WWNum2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40dae1"/>
    </style:style>
    <style:style style:name="P48" style:family="paragraph" style:parent-style-name="Text_20_body" style:list-style-name="WWNum2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40dae1"/>
    </style:style>
    <style:style style:name="P49" style:family="paragraph" style:parent-style-name="Text_20_body" style:list-style-name="WWNum2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</style:style>
    <style:style style:name="P50" style:family="paragraph" style:parent-style-name="Text_20_body">
      <style:paragraph-properties fo:margin-left="0.5in" fo:margin-right="0in" fo:margin-top="0in" fo:margin-bottom="0in" style:contextual-spacing="false" fo:line-height="95%" fo:text-indent="0in" style:auto-text-indent="false">
        <style:tab-stops>
          <style:tab-stop style:position="0.4909in"/>
        </style:tab-stops>
      </style:paragraph-properties>
      <style:text-properties style:font-name="Calibri Light" fo:font-size="10pt" style:font-size-asian="10pt" style:font-name-complex="Calibri Light1"/>
    </style:style>
    <style:style style:name="P51" style:family="paragraph" style:parent-style-name="Text_20_body" style:list-style-name="WWNum2">
      <style:paragraph-properties fo:margin-top="0in" fo:margin-bottom="0in" style:contextual-spacing="false" fo:line-height="95%"/>
      <style:text-properties fo:color="#000000" loext:opacity="100%" style:font-name="Calibri Light" fo:font-size="10pt" fo:font-weight="normal" officeooo:paragraph-rsid="001d4b91" style:font-size-asian="10pt" style:font-weight-asian="normal" style:font-name-complex="Calibri Light1" style:font-weight-complex="normal"/>
    </style:style>
    <style:style style:name="P52" style:family="paragraph" style:parent-style-name="Text_20_body" style:list-style-name="WWNum2">
      <style:paragraph-properties fo:margin-top="0in" fo:margin-bottom="0in" style:contextual-spacing="false" fo:line-height="95%"/>
      <style:text-properties fo:color="#000000" loext:opacity="100%" style:font-name="Calibri Light" fo:font-size="10pt" fo:font-weight="normal" officeooo:rsid="0040dae1" officeooo:paragraph-rsid="0040dae1" style:font-size-asian="10pt" style:font-weight-asian="normal" style:font-name-complex="Calibri Light1" style:font-weight-complex="normal"/>
    </style:style>
    <style:style style:name="T1" style:family="text">
      <style:text-properties fo:color="#000000" loext:opacity="100%" style:font-name="Calibri Light" fo:font-size="12pt" officeooo:rsid="001d4b91" style:font-size-asian="12pt" style:font-name-complex="Calibri Light1" style:font-size-complex="14pt"/>
    </style:style>
    <style:style style:name="T2" style:family="text">
      <style:text-properties fo:color="#000000" loext:opacity="100%" style:font-name="Calibri Light" fo:font-size="12pt" style:font-size-asian="12pt" style:font-name-complex="Calibri Light1" style:font-size-complex="14pt"/>
    </style:style>
    <style:style style:name="T3" style:family="text">
      <style:text-properties officeooo:rsid="0047912b"/>
    </style:style>
    <style:style style:name="T4" style:family="text">
      <style:text-properties style:font-name="Calibri Light" fo:font-size="11pt" style:font-size-asian="11pt" style:language-asian="hi" style:country-asian="IN" style:font-name-complex="Calibri Light1" style:font-size-complex="11pt" style:language-complex="hi" style:country-complex="IN"/>
    </style:style>
    <style:style style:name="T5" style:family="text">
      <style:text-properties fo:color="#000000" loext:opacity="100%" style:font-name="Calibri Light" fo:font-size="12pt" officeooo:rsid="0041ce5f" style:font-size-asian="12pt" style:font-name-complex="Calibri Light1"/>
    </style:style>
    <style:style style:name="T6" style:family="text">
      <style:text-properties fo:color="#000000" loext:opacity="100%" style:font-name="Calibri Light" fo:font-size="12pt" style:font-size-asian="12pt" style:font-name-complex="Calibri Light1"/>
    </style:style>
    <style:style style:name="T7" style:family="text">
      <style:text-properties fo:color="#000000" loext:opacity="100%" style:font-name="Calibri Light" fo:font-size="12pt" fo:font-weight="normal" style:font-size-asian="12pt" style:font-weight-asian="normal" style:font-name-complex="Calibri Light1" style:font-weight-complex="normal"/>
    </style:style>
    <style:style style:name="T8" style:family="text">
      <style:text-properties fo:color="#000000" loext:opacity="100%" style:font-name="Calibri Light" fo:font-size="12pt" fo:font-weight="bold" officeooo:rsid="0041ce5f" style:font-size-asian="12pt" style:font-weight-asian="bold" style:font-name-complex="Calibri Light1" style:font-size-complex="11pt" style:font-weight-complex="bold"/>
    </style:style>
    <style:style style:name="T9" style:family="text">
      <style:text-properties fo:color="#000000" loext:opacity="100%" style:font-name="Calibri Light" fo:font-size="12pt" fo:font-weight="bold" style:font-size-asian="12pt" style:font-weight-asian="bold" style:font-name-complex="Calibri Light1" style:font-weight-complex="bold"/>
    </style:style>
    <style:style style:name="T10" style:family="text">
      <style:text-properties fo:color="#000000" loext:opacity="100%" style:font-name="Calibri Light" fo:font-size="12pt" fo:font-weight="bold" officeooo:rsid="0041ce5f" style:font-size-asian="12pt" style:font-weight-asian="bold" style:font-name-complex="Calibri Light1" style:font-weight-complex="bold"/>
    </style:style>
    <style:style style:name="T11" style:family="text">
      <style:text-properties officeooo:rsid="004673da"/>
    </style:style>
    <style:style style:name="T12" style:family="text">
      <style:text-properties officeooo:rsid="0041ce5f"/>
    </style:style>
    <style:style style:name="T13" style:family="text">
      <style:text-properties fo:color="#000000" loext:opacity="100%" style:font-name="Calibri Light" fo:font-size="10pt" style:text-underline-style="none" officeooo:rsid="003267ab" style:font-size-asian="10pt" style:font-name-complex="Calibri Light1" style:font-size-complex="14pt"/>
    </style:style>
    <style:style style:name="T14" style:family="text">
      <style:text-properties fo:color="#000000" loext:opacity="100%" style:font-name="Calibri Light" fo:font-size="10pt" style:text-underline-style="none" style:font-size-asian="10pt" style:font-name-complex="Calibri Light1" style:font-size-complex="14pt"/>
    </style:style>
    <style:style style:name="T15" style:family="text">
      <style:text-properties fo:font-size="10pt" style:text-underline-style="none" officeooo:rsid="0040dae1" style:font-size-asian="10pt"/>
    </style:style>
    <style:style style:name="T16" style:family="text">
      <style:text-properties fo:color="#000000" loext:opacity="100%" style:font-name="Calibri Light" fo:font-size="12pt" officeooo:rsid="001d4b91" style:font-size-asian="12pt" style:font-name-complex="Calibri Light1" style:font-size-complex="11pt"/>
    </style:style>
    <style:style style:name="T17" style:family="text">
      <style:text-properties fo:color="#000000" loext:opacity="100%" style:font-name="Calibri Light" fo:font-size="12pt" officeooo:rsid="001d4b91" style:font-size-asian="12pt" style:font-name-complex="Calibri Light1"/>
    </style:style>
    <style:style style:name="T18" style:family="text">
      <style:text-properties fo:color="#000000" loext:opacity="100%" style:font-name="Calibri Light" fo:font-size="12pt" fo:font-weight="bold" officeooo:rsid="001d4b91" style:font-size-asian="12pt" style:font-weight-asian="bold" style:font-name-complex="Calibri Light1" style:font-size-complex="11pt" style:font-weight-complex="bold"/>
    </style:style>
    <style:style style:name="T19" style:family="text">
      <style:text-properties fo:color="#000000" loext:opacity="100%" style:font-name="Calibri Light" fo:font-size="12pt" fo:font-weight="bold" officeooo:rsid="001d4b91" style:font-size-asian="12pt" style:font-weight-asian="bold" style:font-name-complex="Calibri Light1" style:font-weight-complex="bold"/>
    </style:style>
    <style:style style:name="T20" style:family="text">
      <style:text-properties officeooo:rsid="0040dae1"/>
    </style:style>
    <style:style style:name="T21" style:family="text">
      <style:text-properties fo:color="#000000" loext:opacity="100%" style:font-name="Calibri Light" fo:font-size="10pt" style:text-underline-style="none" officeooo:rsid="001d4b91" style:font-size-asian="10pt" style:font-name-complex="Calibri Light1" style:font-size-complex="14pt"/>
    </style:style>
    <style:style style:name="T22" style:family="text">
      <style:text-properties fo:color="#000000" loext:opacity="100%" style:font-name="Calibri Light" fo:font-size="10pt" style:text-underline-style="none" officeooo:rsid="0040dae1" style:font-size-asian="10pt" style:font-name-complex="Calibri Light1" style:font-size-complex="14pt"/>
    </style:style>
    <style:style style:name="T23" style:family="text">
      <style:text-properties fo:color="#000000" loext:opacity="100%" style:font-name="Calibri Light" fo:font-size="10pt" style:text-underline-style="none" officeooo:rsid="001d5a93" style:font-size-asian="10pt" style:font-name-complex="Calibri Light1" style:font-size-complex="14pt"/>
    </style:style>
    <style:style style:name="T24" style:family="text">
      <style:text-properties officeooo:rsid="002f0c39"/>
    </style:style>
    <style:style style:name="T25" style:family="text">
      <style:text-properties officeooo:rsid="003267ab"/>
    </style:style>
    <style:style style:name="T26" style:family="text">
      <style:text-properties fo:color="#000000" loext:opacity="100%" style:font-name="Calibri Light" fo:font-size="10pt" style:text-underline-style="none" officeooo:rsid="00285c43" style:font-size-asian="10pt" style:font-name-complex="Calibri Light1" style:font-size-complex="14pt"/>
    </style:style>
    <style:style style:name="T27" style:family="text">
      <style:text-properties fo:color="#000000" loext:opacity="100%" style:font-name="Calibri Light" fo:font-size="10pt" style:text-underline-style="none" officeooo:rsid="0030ca22" style:font-size-asian="10pt" style:font-name-complex="Calibri Light1" style:font-size-complex="14pt"/>
    </style:style>
    <style:style style:name="T28" style:family="text">
      <style:text-properties fo:color="#000000" loext:opacity="100%" style:font-name="Calibri Light" fo:font-size="10pt" style:text-underline-style="none" officeooo:rsid="002f0c39" style:font-size-asian="10pt" style:font-name-complex="Calibri Light1" style:font-size-complex="14pt"/>
    </style:style>
    <style:style style:name="T29" style:family="text">
      <style:text-properties officeooo:rsid="002ed75d"/>
    </style:style>
    <style:style style:name="T30" style:family="text">
      <style:text-properties fo:color="#000000" loext:opacity="100%" style:font-name="Calibri Light" fo:font-size="10pt" style:text-underline-style="none" officeooo:rsid="0034b7a3" style:font-size-asian="10pt" style:font-name-complex="Calibri Light1" style:font-size-complex="14pt"/>
    </style:style>
    <style:style style:name="T31" style:family="text">
      <style:text-properties fo:color="#000000" loext:opacity="100%" style:font-name="Calibri Light" fo:font-size="10pt" style:text-underline-style="none" officeooo:rsid="00204d3f" style:font-size-asian="10pt" style:font-name-complex="Calibri Light1" style:font-size-complex="14pt"/>
    </style:style>
    <style:style style:name="T32" style:family="text">
      <style:text-properties fo:color="#000000" loext:opacity="100%" style:font-name="Calibri Light" fo:font-size="10pt" style:text-underline-style="none" officeooo:rsid="0041ce5f" style:font-size-asian="10pt" style:font-name-complex="Calibri Light1" style:font-size-complex="14pt"/>
    </style:style>
    <style:style style:name="T33" style:family="text">
      <style:text-properties fo:color="#000000" loext:opacity="100%" style:font-name="Calibri Light" fo:font-size="10pt" style:text-underline-style="none" officeooo:rsid="0026a47d" style:font-size-asian="10pt" style:font-name-complex="Calibri Light1" style:font-size-complex="14pt"/>
    </style:style>
    <style:style style:name="T34" style:family="text">
      <style:text-properties officeooo:rsid="001d5a93"/>
    </style:style>
    <style:style style:name="T35" style:family="text">
      <style:text-properties fo:color="#000000" loext:opacity="100%" style:font-name="Calibri Light" fo:font-size="10pt" officeooo:rsid="0030ca22" style:font-size-asian="10pt" style:font-name-complex="Calibri Light1" style:font-size-complex="11pt"/>
    </style:style>
    <style:style style:name="T36" style:family="text">
      <style:text-properties fo:color="#000000" loext:opacity="100%" style:font-name="Calibri Light" fo:font-size="10pt" officeooo:rsid="0040dae1" style:font-size-asian="10pt" style:font-name-complex="Calibri Light1" style:font-size-complex="11pt"/>
    </style:style>
    <style:style style:name="T37" style:family="text">
      <style:text-properties fo:color="#000000" loext:opacity="100%" style:font-name="Calibri Light" fo:font-size="10pt" style:font-size-asian="10pt" style:font-name-complex="Calibri Light1"/>
    </style:style>
    <style:style style:name="T38" style:family="text">
      <style:text-properties fo:color="#000000" loext:opacity="100%" style:font-name="Calibri Light" fo:font-size="10pt" officeooo:rsid="0040dae1" style:font-size-asian="10pt" style:font-name-complex="Calibri Light1"/>
    </style:style>
    <style:style style:name="T39" style:family="text">
      <style:text-properties fo:color="#000000" loext:opacity="100%" style:font-name="Calibri Light" fo:font-size="10pt" officeooo:rsid="0041ce5f" style:font-size-asian="10pt" style:font-name-complex="Calibri Light1"/>
    </style:style>
    <style:style style:name="T40" style:family="text">
      <style:text-properties officeooo:rsid="001d4b91"/>
    </style:style>
    <style:style style:name="T41" style:family="text">
      <style:text-properties fo:color="#000000" loext:opacity="100%" style:font-name="Calibri Light" fo:font-size="10pt" officeooo:rsid="001d4b91" style:font-size-asian="10pt" style:font-name-complex="Calibri Light1"/>
    </style:style>
    <style:style style:name="T42" style:family="text">
      <style:text-properties fo:color="#000000" loext:opacity="100%" style:font-name="Calibri Light" fo:font-size="12pt" officeooo:rsid="0040dae1" style:font-size-asian="12pt" style:font-name-complex="Calibri Light1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40dae1" style:font-weight-asian="bold" style:font-weight-complex="bold"/>
    </style:style>
    <style:style style:name="T45" style:family="text">
      <style:text-properties officeooo:rsid="00451634"/>
    </style:style>
    <style:style style:name="T46" style:family="text">
      <style:text-properties officeooo:rsid="003396f3"/>
    </style:style>
    <style:style style:name="T47" style:family="text">
      <style:text-properties officeooo:rsid="0032b1f6"/>
    </style:style>
    <style:style style:name="T48" style:family="text">
      <style:text-properties fo:color="#000000" loext:opacity="100%" style:font-name="Calibri Light" fo:font-size="12pt" fo:font-weight="bold" officeooo:rsid="001d5a93" style:font-size-asian="12pt" style:font-weight-asian="bold" style:font-name-complex="Calibri Light1" style:font-size-complex="11pt" style:font-weight-complex="bold"/>
    </style:style>
    <style:style style:name="T49" style:family="text">
      <style:text-properties fo:color="#000000" loext:opacity="100%"/>
    </style:style>
    <style:style style:name="T50" style:family="text">
      <style:text-properties fo:color="#000000" loext:opacity="100%" officeooo:rsid="001d5a93"/>
    </style:style>
    <style:style style:name="T51" style:family="text">
      <style:text-properties officeooo:rsid="0024d686"/>
    </style:style>
    <style:style style:name="T52" style:family="text">
      <style:text-properties officeooo:rsid="003d6d94"/>
    </style:style>
    <style:style style:name="T53" style:family="text">
      <style:text-properties fo:color="#000000" loext:opacity="100%" style:font-name="Calibri Light" fo:font-size="10pt" officeooo:rsid="0024bb75" style:font-size-asian="10pt" style:font-name-complex="Calibri Light1" style:font-size-complex="11pt"/>
    </style:style>
    <style:style style:name="T54" style:family="text">
      <style:text-properties fo:color="#000000" loext:opacity="100%" style:font-name="Calibri Light" fo:font-size="10pt" officeooo:rsid="0024bb75" style:font-size-asian="10pt" style:font-name-complex="Calibri Light1"/>
    </style:style>
    <style:style style:name="T55" style:family="text">
      <style:text-properties fo:color="#000000" loext:opacity="100%" style:font-name="Calibri Light" fo:font-size="10pt" officeooo:rsid="003701c8" style:font-size-asian="10pt" style:font-name-complex="Calibri Light1"/>
    </style:style>
    <style:style style:name="T56" style:family="text">
      <style:text-properties fo:color="#000000" loext:opacity="100%" style:font-name="Calibri Light" fo:font-size="10pt" officeooo:rsid="003d6d94" style:font-size-asian="10pt" style:font-name-complex="Calibri Light1"/>
    </style:style>
    <style:style style:name="T57" style:family="text">
      <style:text-properties officeooo:rsid="003be745"/>
    </style:style>
    <style:style style:name="T58" style:family="text">
      <style:text-properties fo:color="#000000" loext:opacity="100%" style:font-name="Calibri Light" fo:font-size="12pt" style:font-size-asian="12pt" style:font-name-complex="Calibri Light1" style:font-size-complex="13pt"/>
    </style:style>
    <style:style style:name="T59" style:family="text">
      <style:text-properties fo:color="#000000" loext:opacity="100%" style:font-name="Calibri Light" fo:font-size="12pt" fo:font-weight="bold" style:font-size-asian="12pt" style:font-weight-asian="bold" style:font-name-complex="Calibri Light1" style:font-size-complex="13pt" style:font-weight-complex="bold"/>
    </style:style>
    <style:style style:name="T60" style:family="text">
      <style:text-properties officeooo:rsid="002372b1"/>
    </style:style>
    <style:style style:name="T61" style:family="text">
      <style:text-properties style:font-name="Calibri Light" fo:font-size="10pt" style:font-size-asian="10pt" style:font-name-complex="Calibri Light1"/>
    </style:style>
    <style:style style:name="T62" style:family="text">
      <style:text-properties style:font-name="Calibri Light" fo:font-size="10pt" officeooo:rsid="0041ce5f" style:font-size-asian="10pt" style:font-name-complex="Calibri Light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22c4685c-9855-2a6a-4e"/>Ian Norden</text:p>
      <text:p text:style-name="P2"><text:span text:style-name="T1">R</text:span><text:span text:style-name="T2">emote, Colorado</text:span></text:p>
      <text:p text:style-name="P3">inorco@<text:span text:style-name="T3">proton</text:span>.<text:span text:style-name="T3">me</text:span></text:p>
      <text:p text:style-name="P4"><text:a xlink:type="simple" xlink:href="https://iancnorden.com/" text:style-name="Internet_20_link" text:visited-style-name="Visited_20_Internet_20_Link"><text:span text:style-name="T4">https://iancnorden.com</text:span></text:a></text:p>
      <text:p text:style-name="P5">Employment History</text:p>
      <text:p text:style-name="P6"><text:span text:style-name="T5">Jan 2024</text:span><text:span text:style-name="T6"> – Present</text:span><text:span text:style-name="T7"> | Intercontinental Exchange</text:span></text:p>
      <text:p text:style-name="P6"><text:span text:style-name="T8">Lead</text:span><text:span text:style-name="T9"> — </text:span><text:span text:style-name="T10">Cybersecurity Engineering</text:span></text:p>
      <text:list text:style-name="WWNum6">
        <text:list-item>
          <text:p text:style-name="P7">Transferred to Cybersecurity Engineering <text:span text:style-name="T11">due to</text:span> elimination of remote <text:span text:style-name="T11">managers </text:span>across ICE</text:p>
        </text:list-item>
        <text:list-item>
          <text:p text:style-name="P8"><text:span text:style-name="T12">Procured new </text:span>posture management, container security services, and <text:span text:style-name="T12">DFIR CDR tooling</text:span></text:p>
        </text:list-item>
        <text:list-item>
          <text:p text:style-name="P7">Leading POCs across Cloud <text:span text:style-name="T11">Detection &amp;</text:span> Response vendors, <text:span text:style-name="T11">bringing in training for DFIR team</text:span></text:p>
        </text:list-item>
        <text:list-item>
          <text:p text:style-name="P7">Working closely with DFIR and Threat Intel teams to overhaul playbooks and teach Cloud </text:p>
        </text:list-item>
        <text:list-item>
          <text:p text:style-name="P9"><text:span text:style-name="T13">L</text:span><text:span text:style-name="T14">ead for all Architecture Reviews for systems both hosted on-prem and in AWS, Azure, &amp; GCP</text:span></text:p>
        </text:list-item>
        <text:list-item>
          <text:p text:style-name="P7">Lead InfoSec resource for all Cloud development efforts, introducing IAC requirements and policy</text:p>
        </text:list-item>
      </text:list>
      <text:p text:style-name="P10"><text:span text:style-name="T15"/></text:p>
      <text:p text:style-name="P11"><text:span text:style-name="T16">Mar</text:span><text:span text:style-name="T6"> </text:span><text:span text:style-name="T17">2020</text:span><text:span text:style-name="T6"> – </text:span><text:span text:style-name="T5">Jan 2024</text:span><text:span text:style-name="T7"> | Intercontinental Exchange</text:span></text:p>
      <text:p text:style-name="P11"><text:span text:style-name="T18">Manager</text:span><text:span text:style-name="T9"> — </text:span><text:span text:style-name="T19">Cloud </text:span><text:span text:style-name="T9">Security</text:span></text:p>
      <text:list text:continue-numbering="true" text:style-name="WWNum6">
        <text:list-item>
          <text:p text:style-name="P12"><text:span text:style-name="T20">A</text:span>utomation focused posture management, container security services, and IAC scanning <text:span text:style-name="T20">tools</text:span></text:p>
        </text:list-item>
        <text:list-item>
          <text:p text:style-name="P13"><text:span text:style-name="T21">Responsible for </text:span><text:span text:style-name="T13">training regimen, </text:span><text:span text:style-name="T22">talent acquisition, managing a</text:span><text:span text:style-name="T23"> team of </text:span><text:span text:style-name="T13">four engineers </text:span></text:p>
          <text:list>
            <text:list-item>
              <text:p text:style-name="P14"><text:span text:style-name="T20">Additionally </text:span>Interim manager AppSec in addition to CloudSec, <text:span text:style-name="T24">(</text:span>team of nine<text:span text:style-name="T24">)</text:span> July 2021 – <text:span text:style-name="T25">Dec 2021</text:span></text:p>
            </text:list-item>
          </text:list>
        </text:list-item>
        <text:list-item>
          <text:p text:style-name="P15"><text:span text:style-name="T13">S</text:span><text:span text:style-name="T26">tandard</text:span><text:span text:style-name="T27">ize</text:span><text:span text:style-name="T13">d </text:span><text:span text:style-name="T26">account vending </text:span><text:span text:style-name="T13">and cloud controls alignment for logging, access, </text:span><text:span text:style-name="T22">&amp; </text:span><text:span text:style-name="T13">tools integration</text:span></text:p>
        </text:list-item>
        <text:list-item>
          <text:p text:style-name="P16"><text:span text:style-name="T21">InfoSec </text:span><text:span text:style-name="T28">lead </text:span><text:span text:style-name="T21">for </text:span><text:span text:style-name="T14">Secret Storage project</text:span><text:span text:style-name="T13">s, </text:span><text:span text:style-name="T22">continuing SME in crypto (at rest, in transit, pw hashing)</text:span></text:p>
        </text:list-item>
        <text:list-item>
          <text:p text:style-name="P17"><text:span text:style-name="T24">Eliminated </text:span>TLS<text:span text:style-name="T24">1.0/</text:span>1.1/<text:span text:style-name="T20">SSL3, </text:span><text:span text:style-name="T24">coordinating </text:span><text:span text:style-name="T20">change adoption </text:span><text:span text:style-name="T24">across 100s of apps </text:span><text:span text:style-name="T20">using </text:span><text:span text:style-name="T25">Ops teams</text:span></text:p>
        </text:list-item>
        <text:list-item>
          <text:p text:style-name="P16"><text:span text:style-name="T21">Lead</text:span><text:span text:style-name="T14"> </text:span><text:span text:style-name="T21">architecture reviews for cloud acquisitions, </text:span><text:span text:style-name="T22">coordinated day01 proactive conversations</text:span></text:p>
        </text:list-item>
      </text:list>
      <text:p text:style-name="P18"/>
      <text:p text:style-name="P19"><text:span text:style-name="T6">Sep 2018 – </text:span><text:span text:style-name="T16">Mar 2020</text:span><text:span text:style-name="T6"> </text:span><text:span text:style-name="T7">| Intercontinental Exchange</text:span></text:p>
      <text:p text:style-name="P20">S<text:span text:style-name="T29">enior</text:span> Security Engineer — Application Security</text:p>
      <text:list text:continue-numbering="true" text:style-name="WWNum6">
        <text:list-item>
          <text:p text:style-name="P21">Leading new Cloud initiatives across dozens of apps, backfill for extended AppSec resource gap</text:p>
          <text:list>
            <text:list-item>
              <text:p text:style-name="P22"><text:span text:style-name="T30">M</text:span><text:span text:style-name="T14">anaged training coordination plan, and resourcing support handoff plan </text:span><text:span text:style-name="T22">during transfer</text:span></text:p>
            </text:list-item>
          </text:list>
        </text:list-item>
        <text:list-item>
          <text:p text:style-name="P23"><text:span text:style-name="T14">Lead Cloud Security </text:span><text:span text:style-name="T22">pentests, developed new </text:span><text:span text:style-name="T28">controls </text:span><text:span text:style-name="T22">for AppSec </text:span><text:span text:style-name="T31">in AWS &amp; Azure </text:span><text:span text:style-name="T28">adoption effort</text:span></text:p>
        </text:list-item>
        <text:list-item>
          <text:p text:style-name="P24"><text:span text:style-name="T14">InfoSec lead for Secrets Storage design </text:span><text:span text:style-name="T32">working closely</text:span><text:span text:style-name="T14"> with Systems Engineering architects</text:span></text:p>
        </text:list-item>
        <text:list-item>
          <text:p text:style-name="P25"><text:span text:style-name="T32">Custody solution lead</text:span><text:span text:style-name="T31">, </text:span><text:span text:style-name="T33">cold </text:span><text:span text:style-name="T32">&amp;</text:span><text:span text:style-name="T33"> hot </text:span><text:span text:style-name="T28">wallet </text:span><text:span text:style-name="T33">storage, HSM operations, </text:span><text:span text:style-name="T31">key shard</text:span><text:span text:style-name="T33">ing, </text:span><text:span text:style-name="T31">and key </text:span><text:span text:style-name="T28">vault</text:span><text:span text:style-name="T32">ing</text:span></text:p>
        </text:list-item>
        <text:list-item>
          <text:p text:style-name="P23"><text:span text:style-name="T22">Lead for Cloud</text:span><text:span text:style-name="T31"> design reviews </text:span><text:span text:style-name="T28">for </text:span><text:span text:style-name="T22">App Devs, their supporting infra, and lead AppSec </text:span><text:span text:style-name="T31">M&amp;A process</text:span></text:p>
        </text:list-item>
        <text:list-item>
          <text:p text:style-name="P23"><text:span text:style-name="T14">AppSec SME for </text:span><text:span text:style-name="T22">appx. </text:span><text:span text:style-name="T28">12</text:span><text:span text:style-name="T14">0 internal apps, </text:span><text:span text:style-name="T22">responsible for tooling integration and findings pipeline</text:span></text:p>
        </text:list-item>
      </text:list>
      <text:p text:style-name="P5"/>
      <text:p text:style-name="P26"><text:span text:style-name="T6">May 2016 – Sep 2018 </text:span><text:span text:style-name="T7">| Intercontinental Exchange</text:span></text:p>
      <text:p text:style-name="P27">S<text:span text:style-name="T34">enior</text:span> Security Engineer — Red Team</text:p>
      <text:list text:continue-numbering="true" text:style-name="WWNum6">
        <text:list-item>
          <text:p text:style-name="P28"><text:span text:style-name="T35">Founding </text:span><text:span text:style-name="T36">member</text:span><text:span text:style-name="T37"> of </text:span><text:span text:style-name="T38">the ICE </text:span><text:span text:style-name="T37">Red Team, buil</text:span><text:span text:style-name="T38">t </text:span><text:span text:style-name="T37">out </text:span><text:span text:style-name="T39">social engineering, C2, and various attack tools</text:span></text:p>
        </text:list-item>
        <text:list-item>
          <text:p text:style-name="P29"><text:span text:style-name="T20">Executed and hosted </text:span><text:span text:style-name="T12">wide range of</text:span> <text:span text:style-name="T20">pentests </text:span>against portfolio of critical applications and <text:span text:style-name="T40">systems</text:span></text:p>
        </text:list-item>
        <text:list-item>
          <text:p text:style-name="P30">Eliminated two way trusts across our active domain infrastructure after discovering critical findings</text:p>
        </text:list-item>
        <text:list-item>
          <text:p text:style-name="P23"><text:span text:style-name="T37">Buil</text:span><text:span text:style-name="T38">t majority of </text:span><text:span text:style-name="T37">reports and lead </text:span><text:span text:style-name="T41">debriefs </text:span><text:span text:style-name="T37">from internal and external Red Team engagements</text:span></text:p>
        </text:list-item>
        <text:list-item>
          <text:p text:style-name="P31">Teach and guide new InfoSec team members through <text:span text:style-name="T12">hosting </text:span>pentest workshops</text:p>
        </text:list-item>
      </text:list>
      <text:p text:style-name="P32"/>
      <text:p text:style-name="P19"><text:span text:style-name="T6"/></text:p>
      <text:p text:style-name="P33"><text:span text:style-name="T6">Mar 2015 – Ma</text:span><text:span text:style-name="T42">y</text:span><text:span text:style-name="T6"> 2016 | </text:span><text:span text:style-name="T7">Intercontinental Exchange</text:span></text:p>
      <text:p text:style-name="P18"><text:span text:style-name="T43">Security Analyst </text:span><text:span text:style-name="T44">&amp; Engineer </text:span><text:span text:style-name="T43">— Application Security</text:span></text:p>
      <text:list text:continue-numbering="true" text:style-name="WWNum6">
        <text:list-item>
          <text:p text:style-name="P34"><text:span text:style-name="T45">R</text:span><text:span text:style-name="T20">esponsible</text:span> for <text:span text:style-name="T12">success of</text:span><text:span text:style-name="T20"> </text:span><text:span text:style-name="T46">vuln scanning </text:span><text:span text:style-name="T12">fleet</text:span><text:span text:style-name="T46"> </text:span><text:span text:style-name="T20">at ICE</text:span><text:span text:style-name="T46">, </text:span><text:span text:style-name="T20">became SME on</text:span><text:span text:style-name="T24"> </text:span><text:span text:style-name="T45">Rapid7’s </text:span><text:span text:style-name="T24">Nexpose</text:span></text:p>
        </text:list-item>
        <text:list-item>
          <text:p text:style-name="P31"><text:span text:style-name="T47">Coordinated and conducted </text:span><text:span text:style-name="T20">half of all ICE </text:span><text:span text:style-name="T47">pentests </text:span><text:span text:style-name="T20">includ</text:span><text:span text:style-name="T12">ed</text:span><text:span text:style-name="T20"> RegSCI and other sensitive systems</text:span></text:p>
        </text:list-item>
        <text:list-item>
          <text:p text:style-name="P35"><text:span text:style-name="T20">Took responsibility </text:span><text:span text:style-name="T47">for team workflow, </text:span><text:span text:style-name="T12">improving </text:span><text:span text:style-name="T47">controls, app tracking, and pentest </text:span><text:span text:style-name="T12">documents</text:span></text:p>
        </text:list-item>
        <text:list-item>
          <text:p text:style-name="P36">Introduced ICE to the concept of bug bounties, <text:span text:style-name="T12">manged POC, </text:span><text:span text:style-name="T45">implemented</text:span><text:span text:style-name="T12"> BugCrowd testing</text:span></text:p>
        </text:list-item>
        <text:list-item>
          <text:p text:style-name="P36">Design and deploy initial AppSec dedicated cloud tool sets, from scanners to c2 endpoints</text:p>
        </text:list-item>
        <text:list-item>
          <text:p text:style-name="P36">SME for vuln scanning, encryption in transit &amp; at rest, password hashing, and misc crypto</text:p>
        </text:list-item>
      </text:list>
      <text:p text:style-name="P37"/>
      <text:p text:style-name="P19"><text:span text:style-name="T6">Nov 2014 – Mar 2015 | </text:span><text:span text:style-name="T7">EarthLink Inc.</text:span></text:p>
      <text:p text:style-name="P19"><text:span text:style-name="T48">Senior Security Engineer</text:span><text:span text:style-name="T9"> — Professional Services</text:span></text:p>
      <text:list text:continue-numbering="true" text:style-name="WWNum6">
        <text:list-item>
          <text:p text:style-name="P38"><text:span text:style-name="T49">Rose to lead the Security arm of EarthLink’s Pro Services offering, </text:span><text:span text:style-name="T50">lead Sales Engineer</text:span></text:p>
        </text:list-item>
        <text:list-item>
          <text:p text:style-name="P31"><text:span text:style-name="T34">Conducts</text:span> <text:span text:style-name="T45">vuln</text:span> assessments and penetration testing customer engagements</text:p>
        </text:list-item>
        <text:list-item>
          <text:p text:style-name="P31">Provides mitigation guidance based on architectural analysis, threat modeling, and research</text:p>
        </text:list-item>
        <text:list-item>
          <text:p text:style-name="P31"><text:tab/>Created EarthLink’s attack and penetration testing methodology standards <text:span text:style-name="T34">docs</text:span></text:p>
        </text:list-item>
        <text:list-item>
          <text:p text:style-name="P31">Architects and engineers Professional Service's team's tools and <text:span text:style-name="T34">C2 </text:span>infrastructure</text:p>
        </text:list-item>
      </text:list>
      <text:p text:style-name="P39"/>
      <text:p text:style-name="P19"><text:span text:style-name="T6">Jan 2012 – Nov 2014 | </text:span><text:span text:style-name="T7">EarthLink Inc.</text:span></text:p>
      <text:p text:style-name="P20">Security Analyst I &amp; II — Enterprise Information Security</text:p>
      <text:list text:continue-numbering="true" text:style-name="WWNum6">
        <text:list-item>
          <text:p text:style-name="P31">Manage and engineer <text:span text:style-name="T45">vuln</text:span><text:span text:style-name="T20"> scanning infrastructure</text:span>, <text:span text:style-name="T24">SME </text:span><text:span text:style-name="T20">for </text:span>Tripwire IP360 <text:span text:style-name="T20">scanners</text:span></text:p>
        </text:list-item>
        <text:list-item>
          <text:p text:style-name="P31">Primary resource for annual penetration testing <text:span text:style-name="T51">delivery, coordination </text:span><text:span text:style-name="T52">of NCC Group resources</text:span></text:p>
        </text:list-item>
        <text:list-item>
          <text:p text:style-name="P23"><text:span text:style-name="T53">Designed</text:span><text:span text:style-name="T37"> and </text:span><text:span text:style-name="T54">implemented </text:span><text:span text:style-name="T37">risk assessment </text:span><text:span text:style-name="T55">standards check leveraging dev-project</text:span><text:span text:style-name="T56">s and IP360 </text:span></text:p>
        </text:list-item>
        <text:list-item>
          <text:p text:style-name="P40">Incident response escalation point for forensics collection coordination <text:span text:style-name="T20">with on-call rotation</text:span></text:p>
        </text:list-item>
        <text:list-item>
          <text:p text:style-name="P31">Regular mentoring and training of new analysts within the Security Operations team <text:span text:style-name="T57">(Analyst II)</text:span></text:p>
        </text:list-item>
      </text:list>
      <text:p text:style-name="P37"/>
      <text:p text:style-name="P41">Education</text:p>
      <text:p text:style-name="P19"><text:span text:style-name="T58">Dec 2011 | </text:span><text:span text:style-name="T59">Georgia Southern University</text:span></text:p>
      <text:p text:style-name="P42">Bachelor’s Degree, Information Technology</text:p>
      <text:list text:style-name="WWNum7">
        <text:list-item>
          <text:p text:style-name="P43">Specialization: Networking and Data Center Administration</text:p>
        </text:list-item>
        <text:list-item>
          <text:p text:style-name="P43">Minor: Information Systems</text:p>
        </text:list-item>
      </text:list>
      <text:p text:style-name="P44"/>
      <text:p text:style-name="P41">Projects <text:span text:style-name="T60">&amp; Contributions</text:span></text:p>
      <text:list text:style-name="WWNum2">
        <text:list-item>
          <text:p text:style-name="P45">Homelab, <text:span text:style-name="T20">self hosted, on-premise;</text:span></text:p>
          <text:list>
            <text:list-item>
              <text:p text:style-name="P45"><text:span text:style-name="T40">Proxmox</text:span>, <text:span text:style-name="T47">True</text:span><text:span text:style-name="T45">NAS</text:span>, <text:span text:style-name="T40">PiHole/</text:span><text:span text:style-name="T20">AdGuard, misc. SDLC resources</text:span><text:span text:style-name="T47">, </text:span><text:span text:style-name="T20">tested b</text:span><text:span text:style-name="T47">ackups, </text:span><text:span text:style-name="T20">wireguard </text:span><text:span text:style-name="T45">VPN</text:span></text:p>
            </text:list-item>
          </text:list>
        </text:list-item>
        <text:list-item>
          <text:p text:style-name="P46"><text:span text:style-name="T20">Resume Home, </text:span><text:span text:style-name="T12">git, Digital Ocean, Cloud</text:span><text:span text:style-name="T11">F</text:span><text:span text:style-name="T12">lare DNS, etc; </text:span><text:a xlink:type="simple" xlink:href="https://iancnorden.com/" text:style-name="Internet_20_link" text:visited-style-name="Visited_20_Internet_20_Link">https://iancnorden.com</text:a></text:p>
        </text:list-item>
        <text:list-item>
          <text:p text:style-name="P47"><text:span text:style-name="T61">Probable Word-lists </text:span><text:span text:style-name="T62">contributor </text:span><text:span text:style-name="T61">– </text:span><text:a xlink:type="simple" xlink:href="https://github.com/berzerk0/Probable-Wordlists" text:style-name="Internet_20_link" text:visited-style-name="Visited_20_Internet_20_Link"><text:span text:style-name="T61">https://github.com/berzerk0/Probable-Wordlists</text:span></text:a></text:p>
        </text:list-item>
        <text:list-item>
          <text:p text:style-name="P48"><text:span text:style-name="T61">Discover Scripts </text:span><text:span text:style-name="T62">contributor</text:span><text:span text:style-name="T61"> - </text:span><text:a xlink:type="simple" xlink:href="https://github.com/leebaird/discover" text:style-name="Internet_20_link" text:visited-style-name="Visited_20_Internet_20_Link"><text:span text:style-name="T61">https://github.com/leebaird/discover</text:span></text:a><text:span text:style-name="T61"> </text:span></text:p>
        </text:list-item>
        <text:list-item>
          <text:p text:style-name="P49"><text:span text:style-name="T61">Awesome Security Talks </text:span><text:span text:style-name="T62">contributor </text:span><text:span text:style-name="T61">- </text:span><text:a xlink:type="simple" xlink:href="https://github.com/PaulSec/awesome-sec-talks" text:style-name="Internet_20_link" text:visited-style-name="Visited_20_Internet_20_Link"><text:span text:style-name="T61">https://github.com/PaulSec/awesome-sec-talks</text:span></text:a></text:p>
        </text:list-item>
      </text:list>
      <text:p text:style-name="P50"/>
      <text:p text:style-name="P41">Organizations</text:p>
      <text:list text:continue-numbering="true" text:style-name="WWNum2">
        <text:list-item>
          <text:p text:style-name="P51">OWASP Lifetime Member</text:p>
        </text:list-item>
        <text:list-item>
          <text:p text:style-name="P51">Linux Foundation Member</text:p>
        </text:list-item>
        <text:list-item>
          <text:p text:style-name="P52">EFF Annual Member</text:p>
        </text:list-item>
        <text:list-item>
          <text:p text:style-name="P52">FIRE Annual Member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Mangal" svg:font-family="Mangal" style:font-family-generic="swiss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/>
    <style:font-face style:name="Symbol1" svg:font-family="Symbol" style:font-family-generic="roman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11in" style:contextual-spacing="false" fo:line-height="108%" fo:orphans="2" fo:widows="2" style:writing-mode="lr-tb"/>
      <style:text-properties style:use-window-font-color="true" loext:opacity="0%" fo:font-size="11pt" style:font-size-asian="11pt" style:font-size-complex="11pt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Mangal" style:font-family-complex="Mang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" style:font-family-complex="Mang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chapter">
      <style:paragraph-properties fo:margin-top="0.278in" fo:margin-bottom="0.028in" style:contextual-spacing="false" fo:line-height="100%" fo:keep-together="always" fo:keep-with-next="always"/>
      <style:text-properties fo:color="#1f4e79" loext:opacity="100%" style:font-name="Calibri Light" fo:font-family="'Calibri Light'" style:font-family-generic="roman" style:font-pitch="variable" fo:font-size="18pt" style:font-name-asian="SimSun" style:font-family-asian="SimSun" style:font-family-generic-asian="system" style:font-pitch-asian="variable" style:font-size-asian="18pt" style:font-size-complex="18pt"/>
    </style:style>
    <style:style style:name="Heading_20_2" style:display-name="Heading 2" style:family="paragraph" style:parent-style-name="Standard" style:next-style-name="Text_20_body" style:default-outline-level="2" style:list-style-name="Outline" style:class="chapter">
      <style:paragraph-properties fo:margin-top="0.028in" fo:margin-bottom="0in" style:contextual-spacing="false" fo:line-height="100%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SimSun" style:font-family-asian="SimSun" style:font-family-generic-asian="system" style:font-pitch-asian="variable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chapter">
      <style:paragraph-properties fo:margin-top="0.028in" fo:margin-bottom="0in" style:contextual-spacing="false" fo:line-height="100%" fo:keep-together="always" fo:keep-with-next="always"/>
      <style:text-properties fo:color="#2e74b5" loext:opacity="100%" style:font-name="Calibri Light" fo:font-family="'Calibri Light'" style:font-family-generic="roman" style:font-pitch="variable" fo:font-size="14pt" style:font-name-asian="SimSun" style:font-family-asian="SimSun" style:font-family-generic-asian="system" style:font-pitch-asian="variable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2pt" style:font-name-asian="SimSun" style:font-family-asian="SimSun" style:font-family-generic-asian="system" style:font-pitch-asian="variable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chapter">
      <style:paragraph-properties fo:margin-top="0.028in" fo:margin-bottom="0in" style:contextual-spacing="false" fo:keep-together="always" fo:keep-with-next="always"/>
      <style:text-properties fo:text-transform="uppercase" fo:color="#2e74b5" loext:opacity="100%" style:font-name="Calibri Light" fo:font-family="'Calibri Light'" style:font-family-generic="roman" style:font-pitch="variable" style:font-name-asian="SimSun" style:font-family-asian="SimSun" style:font-family-generic-asian="system" style:font-pitch-asian="variable"/>
    </style:style>
    <style:style style:name="Heading_20_6" style:display-name="Heading 6" style:family="paragraph" style:parent-style-name="Standard" style:next-style-name="Text_20_body" style:default-outline-level="6" style:list-style-name="Outline" style:class="chapter">
      <style:paragraph-properties fo:margin-top="0.028in" fo:margin-bottom="0in" style:contextual-spacing="false" fo:keep-together="always" fo:keep-with-next="always"/>
      <style:text-properties fo:text-transform="uppercase" fo:color="#1f4e79" loext:opacity="100%" style:font-name="Calibri Light" fo:font-family="'Calibri Light'" style:font-family-generic="roman" style:font-pitch="variable" fo:font-style="italic" style:font-name-asian="SimSun" style:font-family-asian="SimSun" style:font-family-generic-asian="system" style:font-pitch-asian="variable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chapter">
      <style:paragraph-properties fo:margin-top="0.028in" fo:margin-bottom="0in" style:contextual-spacing="false" fo:keep-together="always" fo:keep-with-next="always"/>
      <style:text-properties fo:color="#1f4e79" loext:opacity="100%" style:font-name="Calibri Light" fo:font-family="'Calibri Light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chapter">
      <style:paragraph-properties fo:margin-top="0.028in" fo:margin-bottom="0in" style:contextual-spacing="false" fo:keep-together="always" fo:keep-with-next="always"/>
      <style:text-properties fo:color="#1f4e79" loext:opacity="100%" style:font-name="Calibri Light" fo:font-family="'Calibri Light'" style:font-family-generic="roman" style:font-pitch="variable" fo:font-style="italic" fo:font-weight="bold" style:font-name-asian="SimSun" style:font-family-asian="SimSun" style:font-family-generic-asian="system" style:font-pitch-asian="variable" style:font-style-asian="italic" style:font-weight-asian="bold" style:font-style-complex="italic" style:font-weight-complex="bold"/>
    </style:style>
    <style:style style:name="Heading_20_9" style:display-name="Heading 9" style:family="paragraph" style:parent-style-name="Standard" style:next-style-name="Text_20_body" style:default-outline-level="9" style:list-style-name="Outline" style:class="chapter">
      <style:paragraph-properties fo:margin-top="0.028in" fo:margin-bottom="0in" style:contextual-spacing="false" fo:keep-together="always" fo:keep-with-next="always"/>
      <style:text-properties fo:color="#1f4e79" loext:opacity="100%" style:font-name="Calibri Light" fo:font-family="'Calibri Light'" style:font-family-generic="roman" style:font-pitch="variable" fo:font-style="italic" style:font-name-asian="SimSun" style:font-family-asian="SimSun" style:font-family-generic-asian="system" style:font-pitch-asian="variable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font-variant="small-caps" fo:color="#44546a" loext:opacity="100%"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default-outline-level="" style:list-style-name="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in" style:contextual-spacing="false" fo:line-height="85%" fo:text-align="start" style:justify-single-word="false"/>
      <style:text-properties fo:text-transform="uppercase" fo:color="#44546a" loext:opacity="100%" style:font-name="Calibri Light" fo:font-family="'Calibri Light'" style:font-family-generic="roman" style:font-pitch="variable" fo:font-size="36pt" fo:letter-spacing="-0.0102in" fo:font-weight="bold" style:font-name-asian="SimSun" style:font-family-asian="SimSun" style:font-family-generic-asian="system" style:font-pitch-asian="variable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1665in" style:contextual-spacing="false" fo:line-height="100%" fo:text-align="start" style:justify-single-word="false"/>
      <style:text-properties fo:color="#5b9bd5" loext:opacity="100%" style:font-name="Calibri Light" fo:font-family="'Calibri Light'" style:font-family-generic="roman" style:font-pitch="variable" fo:font-size="14pt" fo:font-style="italic" style:font-name-asian="SimSun" style:font-family-asian="SimSun" style:font-family-generic-asian="system" style:font-pitch-asian="variable" style:font-size-asian="14pt" style:font-style-asian="italic" style:font-size-complex="14pt" style:font-style-complex="italic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loext:opacity="0%" fo:font-size="11pt" style:font-size-asian="11pt" style:font-size-complex="11pt"/>
    </style:style>
    <style:style style:name="Quote" style:family="paragraph" style:parent-style-name="Standard" style:default-outline-level="" style:list-style-name="">
      <style:paragraph-properties fo:margin-left="0.5in" fo:margin-right="0in" fo:margin-top="0.0835in" fo:margin-bottom="0.0835in" style:contextual-spacing="false" fo:text-indent="0in" style:auto-text-indent="false"/>
      <style:text-properties fo:color="#44546a" loext:opacity="100%" fo:font-size="12pt" style:font-size-asian="12pt" style:font-size-complex="12pt"/>
    </style:style>
    <style:style style:name="Intense_20_Quote" style:display-name="Intense Quote" style:family="paragraph" style:parent-style-name="Standard" style:default-outline-level="" style:list-style-name="">
      <style:paragraph-properties fo:margin-left="0.5in" fo:margin-right="0in" fo:margin-top="0.0693in" fo:margin-bottom="0.1665in" style:contextual-spacing="false" fo:line-height="100%" fo:text-align="center" style:justify-single-word="false" fo:text-indent="0in" style:auto-text-indent="false"/>
      <style:text-properties fo:color="#44546a" loext:opacity="100%" style:font-name="Calibri Light" fo:font-family="'Calibri Light'" style:font-family-generic="roman" style:font-pitch="variable" fo:font-size="16pt" fo:letter-spacing="-0.0043in" style:font-name-asian="SimSun" style:font-family-asian="SimSun" style:font-family-generic-asian="system" style:font-pitch-asian="variable" style:font-size-asian="16pt" style:font-size-complex="16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WW8Num1z0" style:family="text">
      <style:text-properties fo:font-variant="normal" fo:text-transform="none" style:font-name="Symbol1" fo:font-family="Symbol" style:font-family-generic="roman" style:font-pitch="variable" fo:language="en" fo:country="US" style:font-name-complex="OpenSymbol2" style:font-family-complex="OpenSymbol" style:font-family-generic-complex="system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normal" fo:text-transform="none" style:font-name="Symbol1" fo:font-family="Symbol" style:font-family-generic="roman" style:font-pitch="variable" fo:language="en" fo:country="US" style:font-name-complex="OpenSymbol2" style:font-family-complex="OpenSymbol" style:font-family-generic-complex="system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1" fo:font-family="Symbol" style:font-family-generic="roman" style:font-pitch="variable" fo:font-size="8pt" fo:language="en" fo:country="US" style:font-size-asian="8pt" style:font-name-complex="OpenSymbol2" style:font-family-complex="OpenSymbol" style:font-family-generic-complex="system" style:font-pitch-complex="variable" style:font-size-complex="8pt"/>
    </style:style>
    <style:style style:name="WW8Num3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4z0" style:family="text">
      <style:text-properties style:font-name="Symbol1" fo:font-family="Symbol" style:font-family-generic="roman" style:font-pitch="variable" fo:font-size="8pt" style:font-size-asian="8pt" style:font-name-complex="OpenSymbol2" style:font-family-complex="OpenSymbol" style:font-family-generic-complex="system" style:font-pitch-complex="variable" style:font-size-complex="8pt"/>
    </style:style>
    <style:style style:name="WW8Num4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5z0" style:family="text">
      <style:text-properties style:font-name="Symbol1" fo:font-family="Symbol" style:font-family-generic="roman" style:font-pitch="variable" fo:font-size="8pt" style:font-size-asian="8pt" style:font-name-complex="OpenSymbol2" style:font-family-complex="OpenSymbol" style:font-family-generic-complex="system" style:font-pitch-complex="variable" style:font-size-complex="8pt"/>
    </style:style>
    <style:style style:name="WW8Num5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6z0" style:family="text">
      <style:text-properties style:font-name="Symbol1" fo:font-family="Symbol" style:font-family-generic="roman" style:font-pitch="variable" fo:font-size="8pt" style:font-size-asian="8pt" style:font-name-complex="OpenSymbol2" style:font-family-complex="OpenSymbol" style:font-family-generic-complex="system" style:font-pitch-complex="variable" style:font-size-complex="8pt"/>
    </style:style>
    <style:style style:name="WW8Num6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7z0" style:family="text">
      <style:text-properties fo:font-variant="normal" fo:text-transform="none" style:font-name="Symbol1" fo:font-family="Symbol" style:font-family-generic="roman" style:font-pitch="variable" fo:font-size="8pt" fo:language="en" fo:country="US" style:font-size-asian="8pt" style:font-name-complex="OpenSymbol2" style:font-family-complex="OpenSymbol" style:font-family-generic-complex="system" style:font-pitch-complex="variable" style:font-size-complex="8pt"/>
    </style:style>
    <style:style style:name="WW8Num7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8z0" style:family="text">
      <style:text-properties style:font-name="Symbol1" fo:font-family="Symbol" style:font-family-generic="roman" style:font-pitch="variable" fo:font-size="8pt" style:font-size-asian="8pt" style:font-name-complex="OpenSymbol2" style:font-family-complex="OpenSymbol" style:font-family-generic-complex="system" style:font-pitch-complex="variable" style:font-size-complex="8pt"/>
    </style:style>
    <style:style style:name="WW8Num8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9z0" style:family="text">
      <style:text-properties style:font-name="Symbol1" fo:font-family="Symbol" style:font-family-generic="roman" style:font-pitch="variable" fo:font-size="11pt" style:font-size-asian="11pt" style:font-name-complex="OpenSymbol2" style:font-family-complex="OpenSymbol" style:font-family-generic-complex="system" style:font-pitch-complex="variable" style:font-size-complex="11pt"/>
    </style:style>
    <style:style style:name="WW8Num9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0z0" style:family="text">
      <style:text-properties style:font-name="Symbol1" fo:font-family="Symbol" style:font-family-generic="roman" style:font-pitch="variable" fo:font-size="11pt" style:font-size-asian="11pt" style:font-name-complex="OpenSymbol2" style:font-family-complex="OpenSymbol" style:font-family-generic-complex="system" style:font-pitch-complex="variable" style:font-size-complex="11pt"/>
    </style:style>
    <style:style style:name="WW8Num10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Bullet_20_Symbols" style:display-name="Bullet Symbols" style:family="text">
      <style:text-properties style:font-name="Symbol" fo:font-family="Symbol" fo:font-size="13pt" style:font-name-asian="OpenSymbol" style:font-family-asian="OpenSymbol" style:font-size-asian="13pt" style:font-name-complex="OpenSymbol" style:font-family-complex="OpenSymbol" style:font-size-complex="13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>
      <style:text-properties fo:color="#1f4e79" loext:opacity="100%" style:font-name="Calibri Light" fo:font-family="'Calibri Light'" style:font-family-generic="roman" style:font-pitch="variable" fo:font-size="18pt" style:font-name-asian="SimSun" style:font-family-asian="SimSun" style:font-family-generic-asian="system" style:font-pitch-asian="variable" style:font-size-asian="18pt" style:font-name-complex="Times New Roman" style:font-family-complex="'Times New Roman'" style:font-family-generic-complex="system" style:font-pitch-complex="variable" style:font-size-complex="18pt"/>
    </style:style>
    <style:style style:name="Heading_20_2_20_Char" style:display-name="Heading 2 Char" style:family="text">
      <style:text-properties fo:color="#2e74b5" loext:opacity="100%" style:font-name="Calibri Light" fo:font-family="'Calibri Light'" style:font-family-generic="roman" style:font-pitch="variable" fo:font-size="16pt" style:font-name-asian="SimSun" style:font-family-asian="SimSun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3_20_Char" style:display-name="Heading 3 Char" style:family="text">
      <style:text-properties fo:color="#2e74b5" loext:opacity="100%" style:font-name="Calibri Light" fo:font-family="'Calibri Light'" style:font-family-generic="roman" style:font-pitch="variable" fo:font-size="14pt" style:font-name-asian="SimSun" style:font-family-asian="SimSun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Heading_20_4_20_Char" style:display-name="Heading 4 Char" style:family="text">
      <style:text-properties fo:color="#2e74b5" loext:opacity="100%" style:font-name="Calibri Light" fo:font-family="'Calibri Light'" style:font-family-generic="roman" style:font-pitch="variable" fo:font-size="12pt" style:font-name-asian="SimSun" style:font-family-asian="SimSun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ing_20_5_20_Char" style:display-name="Heading 5 Char" style:family="text">
      <style:text-properties fo:text-transform="uppercase" fo:color="#2e74b5" loext:opacity="100%" style:font-name="Calibri Light" fo:font-family="'Calibri Light'" style:font-family-generic="roman" style:font-pitch="variable" style:font-name-asian="SimSun" style:font-family-asian="SimSun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_20_Char" style:display-name="Heading 6 Char" style:family="text">
      <style:text-properties fo:text-transform="uppercase" fo:color="#1f4e79" loext:opacity="100%" style:font-name="Calibri Light" fo:font-family="'Calibri Light'" style:font-family-generic="roman" style:font-pitch="variable" fo:font-style="italic" style:font-name-asian="SimSun" style:font-family-asian="SimSun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_20_Char" style:display-name="Heading 7 Char" style:family="text">
      <style:text-properties fo:color="#1f4e79" loext:opacity="100%" style:font-name="Calibri Light" fo:font-family="'Calibri Light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8_20_Char" style:display-name="Heading 8 Char" style:family="text">
      <style:text-properties fo:color="#1f4e79" loext:opacity="100%" style:font-name="Calibri Light" fo:font-family="'Calibri Light'" style:font-family-generic="roman" style:font-pitch="variable" fo:font-style="italic" fo:font-weight="bold" style:font-name-asian="SimSun" style:font-family-asian="SimSun" style:font-family-generic-asian="system" style:font-pitch-asian="variable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Heading_20_9_20_Char" style:display-name="Heading 9 Char" style:family="text">
      <style:text-properties fo:color="#1f4e79" loext:opacity="100%" style:font-name="Calibri Light" fo:font-family="'Calibri Light'" style:font-family-generic="roman" style:font-pitch="variable" fo:font-style="italic" style:font-name-asian="SimSun" style:font-family-asian="SimSun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itle_20_Char" style:display-name="Title Char" style:family="text">
      <style:text-properties fo:text-transform="uppercase" fo:color="#44546a" loext:opacity="100%" style:font-name="Calibri Light" fo:font-family="'Calibri Light'" style:font-family-generic="roman" style:font-pitch="variable" fo:font-size="36pt" fo:letter-spacing="-0.0102in" style:font-name-asian="SimSun" style:font-family-asian="SimSun" style:font-family-generic-asian="system" style:font-pitch-asian="variable" style:font-size-asian="36pt" style:font-name-complex="Times New Roman" style:font-family-complex="'Times New Roman'" style:font-family-generic-complex="system" style:font-pitch-complex="variable" style:font-size-complex="36pt"/>
    </style:style>
    <style:style style:name="Subtitle_20_Char" style:display-name="Subtitle Char" style:family="text">
      <style:text-properties fo:color="#5b9bd5" loext:opacity="100%" style:font-name="Calibri Light" fo:font-family="'Calibri Light'" style:font-family-generic="roman" style:font-pitch="variable" fo:font-size="14pt" style:font-name-asian="SimSun" style:font-family-asian="SimSun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Quote_20_Char" style:display-name="Quote Char" style:family="text">
      <style:text-properties fo:color="#44546a" loext:opacity="100%" fo:font-size="12pt" style:font-size-asian="12pt" style:font-size-complex="12pt"/>
    </style:style>
    <style:style style:name="Intense_20_Quote_20_Char" style:display-name="Intense Quote Char" style:family="text">
      <style:text-properties fo:color="#44546a" loext:opacity="100%" style:font-name="Calibri Light" fo:font-family="'Calibri Light'" style:font-family-generic="roman" style:font-pitch="variable" fo:font-size="16pt" fo:letter-spacing="-0.0043in" style:font-name-asian="SimSun" style:font-family-asian="SimSun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Subtle_20_Emphasis" style:display-name="Subtle Emphasis" style:family="text">
      <style:text-properties fo:color="#595959" loext:opacity="100%" fo:font-style="italic" style:font-style-asian="italic" style:font-style-complex="italic"/>
    </style:style>
    <style:style style:name="Intense_20_Emphasis" style:display-name="Intense Emphasis" style:family="tex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>
      <style:text-properties fo:font-variant="small-caps" fo:color="#595959" loext:opacity="100%" style:text-underline-style="none"/>
    </style:style>
    <style:style style:name="Intense_20_Reference" style:display-name="Intense Reference" style:family="text">
      <style:text-properties fo:font-variant="small-caps" fo:color="#44546a" loext:opacity="100%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71in"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8pt" fo:language="en" fo:country="US" style:font-size-asian="8pt" style:font-name-complex="OpenSymbol2" style:font-family-complex="OpenSymbol" style:font-family-generic-complex="system" style:font-pitch-complex="variable" style:font-size-complex="8pt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8pt" style:font-size-asian="8pt" style:font-name-complex="OpenSymbol2" style:font-family-complex="OpenSymbol" style:font-family-generic-complex="system" style:font-pitch-complex="variable" style:font-size-complex="8pt"/>
    </style:style>
    <style:style style:name="ListLabel_20_4" style:display-name="ListLabel 4" style:family="text">
      <style:text-properties fo:font-variant="normal" fo:text-transform="none" fo:font-size="8pt" fo:language="en" fo:country="US" style:font-size-asian="8pt" style:font-name-complex="OpenSymbol2" style:font-family-complex="OpenSymbol" style:font-family-generic-complex="system" style:font-pitch-complex="variable" style:font-size-complex="8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8in" fo:margin-bottom="1in" fo:margin-left="0.75in" fo:margin-right="0.75in" style:writing-mode="lr-tb" style:layout-grid-color="#c0c0c0" style:layout-grid-lines="22" style:layout-grid-base-height="0.278in" style:layout-grid-ruby-height="0.139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20</meta:editing-cycles>
    <meta:creation-date>2022-07-07T20:36:58.109000000</meta:creation-date>
    <meta:editing-duration>PT48M46S</meta:editing-duration>
    <meta:generator>LibreOffice/25.2.2.2$MacOSX_AARCH64 LibreOffice_project/7370d4be9e3cf6031a51beef54ff3bda878e3fac</meta:generator>
    <dc:date>2025-04-08T06:56:48.501234000</dc:date>
    <meta:document-statistic meta:table-count="0" meta:image-count="0" meta:object-count="0" meta:page-count="2" meta:paragraph-count="77" meta:word-count="745" meta:character-count="5145" meta:non-whitespace-character-count="45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